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kzidenz" svg:font-family="Akzidenz, 'Helvetica Neue', Helvetica, Arial, sans-serif"/>
    <style:font-face style:name="Source Code Pro" svg:font-family="'Source Code Pro', 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 style:master-page-name="">
      <style:table-properties style:width="17cm" style:page-number="auto" fo:break-before="auto" fo:break-after="auto" table:align="left" fo:background-color="transparent" style:shadow="none" fo:keep-with-next="auto" style:may-break-between-rows="true" table:border-model="collapsing">
        <style:background-image/>
      </style:table-properties>
    </style:style>
    <style:style style:name="Tabla1.A" style:family="table-column">
      <style:table-column-properties style:column-width="3.616cm"/>
    </style:style>
    <style:style style:name="Tabla1.B" style:family="table-column">
      <style:table-column-properties style:column-width="1.639cm"/>
    </style:style>
    <style:style style:name="Tabla1.C" style:family="table-column">
      <style:table-column-properties style:column-width="2.672cm"/>
    </style:style>
    <style:style style:name="Tabla1.D" style:family="table-column">
      <style:table-column-properties style:column-width="9.07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bottom" fo:background-color="#b2b2b2" fo:padding="0cm" fo:border="0.75pt solid #666666" style:writing-mode="page">
        <style:background-image/>
      </style:table-cell-properties>
    </style:style>
    <style:style style:name="Tabla1.B1" style:family="table-cell">
      <style:table-cell-properties style:vertical-align="bottom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2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2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3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4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4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4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5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5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5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6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6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6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7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7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7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8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8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8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9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9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9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1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10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10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10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1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11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11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11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1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12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12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12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1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13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13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1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1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14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14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14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1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15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15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15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1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16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16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16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1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17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17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17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1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18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18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18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1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19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19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19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2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0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20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20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2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1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21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21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2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2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22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22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2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3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23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2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2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4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24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24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2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5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25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25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2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6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26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26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2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7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27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27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2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8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28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28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2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9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29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29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0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1.B30" style:family="table-cell" style:data-style-name="N2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C30" style:family="table-cell" style:data-style-name="N2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D30" style:family="table-cell" style:data-style-name="N2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Heading_20_3">
      <style:paragraph-properties fo:margin-left="0cm" fo:margin-right="0cm" fo:margin-top="0.635cm" fo:margin-bottom="0.635cm" loext:contextual-spacing="false" style:line-height-at-least="0.635cm" fo:orphans="2" fo:widows="2" fo:text-indent="0cm" style:auto-text-indent="false" fo:padding="0cm" fo:border="non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ourier New"/>
    </style:style>
    <style:style style:name="P4" style:family="paragraph" style:parent-style-name="Standard">
      <style:text-properties style:font-name="Courier New" fo:font-weight="bold" style:font-weight-asian="bold" style:font-weight-complex="bold"/>
    </style:style>
    <style:style style:name="P5" style:family="paragraph" style:parent-style-name="Standard">
      <style:text-properties style:font-name="Courier New" fo:font-weight="normal" style:font-weight-asian="normal" style:font-weight-complex="normal"/>
    </style:style>
    <style:style style:name="P6" style:family="paragraph" style:parent-style-name="Standard">
      <style:text-properties style:font-name="Courier New" fo:font-size="10pt" style:font-size-asian="10pt" style:font-size-complex="10pt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cm" fo:margin-top="0.635cm" fo:margin-bottom="0.635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left="0cm" fo:margin-right="0cm" fo:margin-top="0.635cm" fo:margin-bottom="0.635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7661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color="#006cbc" style:text-line-through-style="none" style:text-line-through-type="none" style:text-underline-style="none" style:text-blinking="false"/>
    </style:style>
    <style:style style:name="T5" style:family="text">
      <style:text-properties fo:color="#006cbc" style:text-line-through-style="none" style:text-line-through-type="none" style:font-name="Source Code Pro" style:text-underline-style="none" fo:font-weight="normal" style:text-blinking="false"/>
    </style:style>
    <style:style style:name="T6" style:family="text">
      <style:text-properties fo:color="#006cbc" style:font-name="Source Code Pro" fo:font-size="10pt" style:text-blinking="false" style:font-size-asian="10pt" style:font-size-complex="10pt"/>
    </style:style>
    <style:style style:name="T7" style:family="text">
      <style:text-properties fo:color="#006cbc" fo:font-size="10pt" style:text-blinking="false" style:font-size-asian="10pt" style:font-size-complex="10pt"/>
    </style:style>
    <style:style style:name="T8" style:family="text">
      <style:text-properties style:font-name="Source Code Pro" fo:font-size="10pt" style:font-size-asian="10pt" style:font-size-complex="10pt"/>
    </style:style>
    <style:style style:name="T9" style:family="text">
      <style:text-properties fo:color="#000000" style:font-name="Source Code Pro"/>
    </style:style>
    <style:style style:name="T10" style:family="text">
      <style:text-properties fo:font-size="10pt" style:font-size-asian="10pt" style:font-size-complex="10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number:number-style style:name="N2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$jsonSchema</text:p>
      <text:p text:style-name="Standard"/>
      <text:p text:style-name="Standard">The <text:span text:style-name="T1">$jsonSchema</text:span> operator matches documents that satisfy the specified JSON Schema.</text:p>
      <text:p text:style-name="Standard"/>
      <text:p text:style-name="Standard">The $jsonSchema operator expression has the following syntax:</text:p>
      <text:p text:style-name="Standard"/>
      <text:p text:style-name="P4">{ $jsonSchema: &lt;JSON Schema object&gt; }</text:p>
      <text:p text:style-name="Standard"/>
      <text:p text:style-name="Standard">Where the JSON Schema object is formatted according to draft 4 of the JSON Schema standard.</text:p>
      <text:p text:style-name="Standard"/>
      <text:p text:style-name="P5">{ &lt;keyword1&gt;: &lt;value1&gt;, ... }</text:p>
      <text:p text:style-name="Standard"/>
      <text:p text:style-name="Standard"/>
      <text:p text:style-name="Standard">For example:</text:p>
      <text:p text:style-name="Standard"/>
      <text:p text:style-name="P3">{</text:p>
      <text:p text:style-name="P3"><text:s text:c="2"/>$jsonSchema: {</text:p>
      <text:p text:style-name="P3"><text:tab/><text:span text:style-name="T2">bsonType: “object”,</text:span></text:p>
      <text:p text:style-name="P3"><text:s text:c="5"/>required: [ "name", "major", "gpa", "address" ],</text:p>
      <text:p text:style-name="P3"><text:s text:c="5"/>properties: {</text:p>
      <text:p text:style-name="P3"><text:s text:c="8"/>name: {</text:p>
      <text:p text:style-name="P3"><text:s text:c="11"/>bsonType: "string",</text:p>
      <text:p text:style-name="P3"><text:s text:c="11"/>description: "must be a string and is required"</text:p>
      <text:p text:style-name="P3"><text:s text:c="8"/>},</text:p>
      <text:p text:style-name="P3"><text:s text:c="8"/>address: {</text:p>
      <text:p text:style-name="P3"><text:s text:c="11"/>bsonType: "object",</text:p>
      <text:p text:style-name="P3"><text:s text:c="11"/>required: [ "zipcode" ],</text:p>
      <text:p text:style-name="P3"><text:s text:c="11"/>properties: {</text:p>
      <text:p text:style-name="P3"><text:s text:c="15"/>"street": { bsonType: "string" },</text:p>
      <text:p text:style-name="P3"><text:s text:c="15"/>"zipcode": { bsonType: "string" }</text:p>
      <text:p text:style-name="P3"><text:s text:c="11"/>}</text:p>
      <text:p text:style-name="P3"><text:s text:c="8"/>}</text:p>
      <text:p text:style-name="P3"><text:s text:c="5"/>}</text:p>
      <text:p text:style-name="P3"><text:s text:c="2"/>}</text:p>
      <text:p text:style-name="P3">}</text:p>
      <text:p text:style-name="Standard"/>
      <text:p text:style-name="P7">Examples</text:p>
      <text:p text:style-name="Standard"/>
      <text:p text:style-name="Standard">The following db.createCollection() method creates a collection named students and uses the $jsonSchema operator to set schema validation rules:</text:p>
      <text:p text:style-name="Standard"/>
      <text:p text:style-name="P6">db.createCollection("students", {</text:p>
      <text:p text:style-name="P6"><text:s text:c="3"/>validator: {</text:p>
      <text:p text:style-name="P6"><text:s text:c="6"/>$jsonSchema: {</text:p>
      <text:p text:style-name="P6"><text:s text:c="9"/>bsonType: "object",</text:p>
      <text:p text:style-name="P6"><text:s text:c="9"/>required: [ "name", "year", "major", "address" ],</text:p>
      <text:p text:style-name="P6"><text:s text:c="9"/>properties: {</text:p>
      <text:p text:style-name="P6"><text:s text:c="12"/>name: {</text:p>
      <text:p text:style-name="P6"><text:s text:c="15"/>bsonType: "string",</text:p>
      <text:p text:style-name="P6"><text:s text:c="15"/>description: "must be a string and is required"</text:p>
      <text:p text:style-name="P6"><text:s text:c="12"/>},</text:p>
      <text:p text:style-name="P6"><text:s text:c="12"/>year: {</text:p>
      <text:p text:style-name="P6"><text:s text:c="15"/>bsonType: "int",</text:p>
      <text:p text:style-name="P6"><text:s text:c="15"/>minimum: 2017,</text:p>
      <text:p text:style-name="P6"><text:s text:c="15"/>maximum: 3017,</text:p>
      <text:p text:style-name="P6"><text:soft-page-break/><text:s text:c="15"/><text:span text:style-name="T3">description: "must be an integer in [ 2017, 3017 ] and is required"</text:span></text:p>
      <text:p text:style-name="P6"><text:s text:c="12"/>},</text:p>
      <text:p text:style-name="P6"><text:s text:c="12"/>major: {</text:p>
      <text:p text:style-name="P6"><text:s text:c="15"/>enum: [ "Math", "English", "Computer Science", "History", null ],</text:p>
      <text:p text:style-name="P6"><text:s text:c="15"/>description: "can only be one of the enum values and is required"</text:p>
      <text:p text:style-name="P6"><text:s text:c="12"/>},</text:p>
      <text:p text:style-name="P6"><text:s text:c="12"/>gpa: {</text:p>
      <text:p text:style-name="P6"><text:s text:c="15"/>bsonType: [ "double" ],</text:p>
      <text:p text:style-name="P6"><text:s text:c="15"/>description: "must be a double if the field exists"</text:p>
      <text:p text:style-name="P6"><text:s text:c="12"/>},</text:p>
      <text:p text:style-name="P6"><text:s text:c="12"/>address: {</text:p>
      <text:p text:style-name="P6"><text:s text:c="15"/>bsonType: "object",</text:p>
      <text:p text:style-name="P6"><text:s text:c="15"/>required: [ "city" ],</text:p>
      <text:p text:style-name="P6"><text:s text:c="15"/>properties: {</text:p>
      <text:p text:style-name="P6"><text:s text:c="18"/>street: {</text:p>
      <text:p text:style-name="P6"><text:s text:c="21"/>bsonType: "string",</text:p>
      <text:p text:style-name="P6"><text:s text:c="21"/>description: "must be a string if the field exists"</text:p>
      <text:p text:style-name="P6"><text:s text:c="18"/>},</text:p>
      <text:p text:style-name="P6"><text:s text:c="18"/>city: {</text:p>
      <text:p text:style-name="P6"><text:s text:c="21"/>bsonType: "string",</text:p>
      <text:p text:style-name="P6"><text:s text:c="21"/>"description": "must be a string and is required"</text:p>
      <text:p text:style-name="P6"><text:s text:c="18"/>}</text:p>
      <text:p text:style-name="P6"><text:s text:c="15"/>}</text:p>
      <text:p text:style-name="P6"><text:s text:c="12"/>}</text:p>
      <text:p text:style-name="P6"><text:s text:c="9"/>}</text:p>
      <text:p text:style-name="P6"><text:s text:c="6"/>}</text:p>
      <text:p text:style-name="P6"><text:s text:c="3"/>}</text:p>
      <text:p text:style-name="P6">})</text:p>
      <text:p text:style-name="Standard"/>
      <text:p text:style-name="P7">Available Keywords</text:p>
      <text:p text:style-name="Standard"/>
      <text:p text:style-name="Standard"/>
      <text:section text:style-name="Sect1" text:name="available-keywords">
        <table:table table:name="Tabla1" table:style-name="Tabla1" table:template-name="Filas simples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P12">Keyword</text:p>
            </table:table-cell>
            <table:table-cell table:style-name="Tabla1.B1" office:value-type="string">
              <text:p text:style-name="P12">Type</text:p>
            </table:table-cell>
            <table:table-cell table:style-name="Tabla1.B1" office:value-type="string">
              <text:p text:style-name="P12">Definition</text:p>
            </table:table-cell>
            <table:table-cell table:style-name="Tabla1.A1" office:value-type="string">
              <text:p text:style-name="P12">Behavior</text:p>
            </table:table-cell>
          </table:table-row>
          <table:table-row table:style-name="Tabla1.1">
            <table:table-cell table:style-name="Tabla1.A2" office:value-type="string">
              <text:p text:style-name="P9">bsonType</text:p>
            </table:table-cell>
            <table:table-cell table:style-name="Tabla1.B2" office:value-type="float" office:value="0">
              <text:p text:style-name="P9">all types</text:p>
            </table:table-cell>
            <table:table-cell table:style-name="Tabla1.C2" office:value-type="float" office:value="0">
              <text:p text:style-name="P9">string alias or array of string aliases</text:p>
            </table:table-cell>
            <table:table-cell table:style-name="Tabla1.D2" office:value-type="float" office:value="0">
              <text:p text:style-name="P8"><text:span text:style-name="T10">Accepts same </text:span><text:a xlink:type="simple" xlink:href="https://docs.mongodb.com/manual/reference/operator/query/type/#document-type-available-types" text:style-name="Internet_20_link" text:visited-style-name="Visited_20_Internet_20_Link"><text:span text:style-name="T7">string aliases</text:span></text:a><text:span text:style-name="T10"> used for the </text:span><text:a xlink:type="simple" xlink:href="https://docs.mongodb.com/manual/reference/operator/query/type/#op._S_type" text:style-name="Internet_20_link" text:visited-style-name="Visited_20_Internet_20_Link"><text:span text:style-name="Source_20_Text"><text:span text:style-name="T6">$type</text:span></text:span></text:a><text:span text:style-name="T10"> operator</text:span></text:p>
            </table:table-cell>
          </table:table-row>
          <table:table-row table:style-name="Tabla1.1">
            <table:table-cell table:style-name="Tabla1.A3" office:value-type="string">
              <text:p text:style-name="P9">enum</text:p>
            </table:table-cell>
            <table:table-cell table:style-name="Tabla1.B3" office:value-type="float" office:value="0">
              <text:p text:style-name="P9">all types</text:p>
            </table:table-cell>
            <table:table-cell table:style-name="Tabla1.C3" office:value-type="float" office:value="0">
              <text:p text:style-name="P9">array of values</text:p>
            </table:table-cell>
            <table:table-cell table:style-name="Tabla1.D3" office:value-type="float" office:value="0">
              <text:p text:style-name="P9">Enumerates all possible values of the field</text:p>
            </table:table-cell>
          </table:table-row>
          <table:table-row table:style-name="Tabla1.1">
            <table:table-cell table:style-name="Tabla1.A4" office:value-type="string">
              <text:p text:style-name="P9">type</text:p>
            </table:table-cell>
            <table:table-cell table:style-name="Tabla1.B4" office:value-type="float" office:value="0">
              <text:p text:style-name="P9">all types</text:p>
            </table:table-cell>
            <table:table-cell table:style-name="Tabla1.C4" office:value-type="float" office:value="0">
              <text:p text:style-name="P9">string or array of unique strings</text:p>
            </table:table-cell>
            <table:table-cell table:style-name="Tabla1.D4" office:value-type="float" office:value="0">
              <text:p text:style-name="P11">Enumerates the possible JSON types of the field. Available types are “object”, “array”, “number”, “boolean”, “string”, and “null”.</text:p>
              <text:p text:style-name="P10"><text:span text:style-name="T10">MongoDB’s implementation of the JSON Schema does not support the “integer” type. Use the </text:span><text:span text:style-name="Source_20_Text"><text:span text:style-name="T8">bsonType</text:span></text:span><text:span text:style-name="T10"> keyword and the “int” or “long” types instead.</text:span></text:p>
            </table:table-cell>
          </table:table-row>
          <table:table-row table:style-name="Tabla1.1">
            <table:table-cell table:style-name="Tabla1.A5" office:value-type="string">
              <text:p text:style-name="P9">allOf</text:p>
            </table:table-cell>
            <table:table-cell table:style-name="Tabla1.B5" office:value-type="float" office:value="0">
              <text:p text:style-name="P9">all types</text:p>
            </table:table-cell>
            <table:table-cell table:style-name="Tabla1.C5" office:value-type="float" office:value="0">
              <text:p text:style-name="P9">array of JSON Schema objects</text:p>
            </table:table-cell>
            <table:table-cell table:style-name="Tabla1.D5" office:value-type="float" office:value="0">
              <text:p text:style-name="P9">Field must match all specified schemas</text:p>
            </table:table-cell>
          </table:table-row>
          <table:table-row table:style-name="Tabla1.1">
            <table:table-cell table:style-name="Tabla1.A6" office:value-type="string">
              <text:p text:style-name="P9">anyOf</text:p>
            </table:table-cell>
            <table:table-cell table:style-name="Tabla1.B6" office:value-type="float" office:value="0">
              <text:p text:style-name="P9">all types</text:p>
            </table:table-cell>
            <table:table-cell table:style-name="Tabla1.C6" office:value-type="float" office:value="0">
              <text:p text:style-name="P9">array of JSON Schema objects</text:p>
            </table:table-cell>
            <table:table-cell table:style-name="Tabla1.D6" office:value-type="float" office:value="0">
              <text:p text:style-name="P9">Field must match at least one of the specified schemas</text:p>
            </table:table-cell>
          </table:table-row>
          <table:table-row table:style-name="Tabla1.1">
            <table:table-cell table:style-name="Tabla1.A7" office:value-type="string">
              <text:p text:style-name="P9">oneOf</text:p>
            </table:table-cell>
            <table:table-cell table:style-name="Tabla1.B7" office:value-type="float" office:value="0">
              <text:p text:style-name="P9">all types</text:p>
            </table:table-cell>
            <table:table-cell table:style-name="Tabla1.C7" office:value-type="float" office:value="0">
              <text:p text:style-name="P9">array of JSON Schema objects</text:p>
            </table:table-cell>
            <table:table-cell table:style-name="Tabla1.D7" office:value-type="float" office:value="0">
              <text:p text:style-name="P9">Field must match exactly one of the specified schemas</text:p>
            </table:table-cell>
          </table:table-row>
          <table:table-row table:style-name="Tabla1.1">
            <table:table-cell table:style-name="Tabla1.A8" office:value-type="string">
              <text:p text:style-name="P9">not</text:p>
            </table:table-cell>
            <table:table-cell table:style-name="Tabla1.B8" office:value-type="float" office:value="0">
              <text:p text:style-name="P9">all types</text:p>
            </table:table-cell>
            <table:table-cell table:style-name="Tabla1.C8" office:value-type="float" office:value="0">
              <text:p text:style-name="P9">a JSON Schema object</text:p>
            </table:table-cell>
            <table:table-cell table:style-name="Tabla1.D8" office:value-type="float" office:value="0">
              <text:p text:style-name="P9">Field must not match the schema</text:p>
            </table:table-cell>
          </table:table-row>
          <table:table-row table:style-name="Tabla1.1">
            <table:table-cell table:style-name="Tabla1.A9" office:value-type="string">
              <text:p text:style-name="P9">multipleOf</text:p>
            </table:table-cell>
            <table:table-cell table:style-name="Tabla1.B9" office:value-type="float" office:value="0">
              <text:p text:style-name="P9">numbers</text:p>
            </table:table-cell>
            <table:table-cell table:style-name="Tabla1.C9" office:value-type="float" office:value="0">
              <text:p text:style-name="P9">number</text:p>
            </table:table-cell>
            <table:table-cell table:style-name="Tabla1.D9" office:value-type="float" office:value="0">
              <text:p text:style-name="P9">Field must be a multiple of this value</text:p>
            </table:table-cell>
          </table:table-row>
          <table:table-row table:style-name="Tabla1.1">
            <table:table-cell table:style-name="Tabla1.A10" office:value-type="string">
              <text:p text:style-name="P9">maximum</text:p>
            </table:table-cell>
            <table:table-cell table:style-name="Tabla1.B10" office:value-type="float" office:value="0">
              <text:p text:style-name="P9">numbers</text:p>
            </table:table-cell>
            <table:table-cell table:style-name="Tabla1.C10" office:value-type="float" office:value="0">
              <text:p text:style-name="P9">number</text:p>
            </table:table-cell>
            <table:table-cell table:style-name="Tabla1.D10" office:value-type="float" office:value="0">
              <text:p text:style-name="P9">Indicates the maximum value of the field</text:p>
            </table:table-cell>
          </table:table-row>
          <table:table-row table:style-name="Tabla1.1">
            <table:table-cell table:style-name="Tabla1.A11" office:value-type="string">
              <text:p text:style-name="P9">exclusiveMaximum</text:p>
            </table:table-cell>
            <table:table-cell table:style-name="Tabla1.B11" office:value-type="float" office:value="0">
              <text:p text:style-name="P9">numbers</text:p>
            </table:table-cell>
            <table:table-cell table:style-name="Tabla1.C11" office:value-type="float" office:value="0">
              <text:p text:style-name="P9">boolean</text:p>
            </table:table-cell>
            <table:table-cell table:style-name="Tabla1.D11" office:value-type="float" office:value="0">
              <text:p text:style-name="P8"><text:span text:style-name="T10">If true and field is a number, </text:span><text:span text:style-name="Source_20_Text"><text:span text:style-name="T8">maximum</text:span></text:span><text:span text:style-name="T10"> is an exclusive </text:span><text:soft-page-break/><text:span text:style-name="T10">maximum. Otherwise, it is an inclusive maximum.</text:span></text:p>
            </table:table-cell>
          </table:table-row>
          <table:table-row table:style-name="Tabla1.1">
            <table:table-cell table:style-name="Tabla1.A12" office:value-type="string">
              <text:p text:style-name="P9">minimum</text:p>
            </table:table-cell>
            <table:table-cell table:style-name="Tabla1.B12" office:value-type="float" office:value="0">
              <text:p text:style-name="P9">numbers</text:p>
            </table:table-cell>
            <table:table-cell table:style-name="Tabla1.C12" office:value-type="float" office:value="0">
              <text:p text:style-name="P9">number</text:p>
            </table:table-cell>
            <table:table-cell table:style-name="Tabla1.D12" office:value-type="float" office:value="0">
              <text:p text:style-name="P9">Indicates the minimum value of the field</text:p>
            </table:table-cell>
          </table:table-row>
          <table:table-row table:style-name="Tabla1.1">
            <table:table-cell table:style-name="Tabla1.A13" office:value-type="string">
              <text:p text:style-name="P9">exclusiveMinimum</text:p>
            </table:table-cell>
            <table:table-cell table:style-name="Tabla1.B13" office:value-type="float" office:value="0">
              <text:p text:style-name="P9">numbers</text:p>
            </table:table-cell>
            <table:table-cell table:style-name="Tabla1.C13" office:value-type="float" office:value="0">
              <text:p text:style-name="P9">boolean</text:p>
            </table:table-cell>
            <table:table-cell table:style-name="Tabla1.D13" office:value-type="float" office:value="0">
              <text:p text:style-name="P8"><text:span text:style-name="T10">If true, </text:span><text:span text:style-name="Source_20_Text"><text:span text:style-name="T8">minimum</text:span></text:span><text:span text:style-name="T10"> is an exclusive minimum. Otherwise, it is an inclusive minimum.</text:span></text:p>
            </table:table-cell>
          </table:table-row>
          <table:table-row table:style-name="Tabla1.1">
            <table:table-cell table:style-name="Tabla1.A14" office:value-type="string">
              <text:p text:style-name="P9">maxLength</text:p>
            </table:table-cell>
            <table:table-cell table:style-name="Tabla1.B14" office:value-type="float" office:value="0">
              <text:p text:style-name="P9">strings</text:p>
            </table:table-cell>
            <table:table-cell table:style-name="Tabla1.C14" office:value-type="float" office:value="0">
              <text:p text:style-name="P9">integer</text:p>
            </table:table-cell>
            <table:table-cell table:style-name="Tabla1.D14" office:value-type="float" office:value="0">
              <text:p text:style-name="P9">Indicates the maximum length of the field</text:p>
            </table:table-cell>
          </table:table-row>
          <table:table-row table:style-name="Tabla1.1">
            <table:table-cell table:style-name="Tabla1.A15" office:value-type="string">
              <text:p text:style-name="P9">minLength</text:p>
            </table:table-cell>
            <table:table-cell table:style-name="Tabla1.B15" office:value-type="float" office:value="0">
              <text:p text:style-name="P9">strings</text:p>
            </table:table-cell>
            <table:table-cell table:style-name="Tabla1.C15" office:value-type="float" office:value="0">
              <text:p text:style-name="P9">integer</text:p>
            </table:table-cell>
            <table:table-cell table:style-name="Tabla1.D15" office:value-type="float" office:value="0">
              <text:p text:style-name="P9">Indicates the minimum length of the field</text:p>
            </table:table-cell>
          </table:table-row>
          <table:table-row table:style-name="Tabla1.1">
            <table:table-cell table:style-name="Tabla1.A16" office:value-type="string">
              <text:p text:style-name="P9">pattern</text:p>
            </table:table-cell>
            <table:table-cell table:style-name="Tabla1.B16" office:value-type="float" office:value="0">
              <text:p text:style-name="P9">strings</text:p>
            </table:table-cell>
            <table:table-cell table:style-name="Tabla1.C16" office:value-type="float" office:value="0">
              <text:p text:style-name="P9">string containing a regex</text:p>
            </table:table-cell>
            <table:table-cell table:style-name="Tabla1.D16" office:value-type="float" office:value="0">
              <text:p text:style-name="P9">Field must match the regular expression</text:p>
            </table:table-cell>
          </table:table-row>
          <table:table-row table:style-name="Tabla1.1">
            <table:table-cell table:style-name="Tabla1.A17" office:value-type="string">
              <text:p text:style-name="P9">maxProperties</text:p>
            </table:table-cell>
            <table:table-cell table:style-name="Tabla1.B17" office:value-type="float" office:value="0">
              <text:p text:style-name="P9">objects</text:p>
            </table:table-cell>
            <table:table-cell table:style-name="Tabla1.C17" office:value-type="float" office:value="0">
              <text:p text:style-name="P9">integer</text:p>
            </table:table-cell>
            <table:table-cell table:style-name="Tabla1.D17" office:value-type="float" office:value="0">
              <text:p text:style-name="P9">Indicates the field’s maximum number of properties</text:p>
            </table:table-cell>
          </table:table-row>
          <table:table-row table:style-name="Tabla1.1">
            <table:table-cell table:style-name="Tabla1.A18" office:value-type="string">
              <text:p text:style-name="P9">minProperties</text:p>
            </table:table-cell>
            <table:table-cell table:style-name="Tabla1.B18" office:value-type="float" office:value="0">
              <text:p text:style-name="P9">objects</text:p>
            </table:table-cell>
            <table:table-cell table:style-name="Tabla1.C18" office:value-type="float" office:value="0">
              <text:p text:style-name="P9">integer</text:p>
            </table:table-cell>
            <table:table-cell table:style-name="Tabla1.D18" office:value-type="float" office:value="0">
              <text:p text:style-name="P9">Indicates the field’s minimum number of properties</text:p>
            </table:table-cell>
          </table:table-row>
          <table:table-row table:style-name="Tabla1.1">
            <table:table-cell table:style-name="Tabla1.A19" office:value-type="string">
              <text:p text:style-name="P9">required</text:p>
            </table:table-cell>
            <table:table-cell table:style-name="Tabla1.B19" office:value-type="float" office:value="0">
              <text:p text:style-name="P9">objects</text:p>
            </table:table-cell>
            <table:table-cell table:style-name="Tabla1.C19" office:value-type="float" office:value="0">
              <text:p text:style-name="P9">array of unique strings</text:p>
            </table:table-cell>
            <table:table-cell table:style-name="Tabla1.D19" office:value-type="float" office:value="0">
              <text:p text:style-name="P9">Object’s property set must contain all the specified elements in the array</text:p>
            </table:table-cell>
          </table:table-row>
          <table:table-row table:style-name="Tabla1.1">
            <table:table-cell table:style-name="Tabla1.A20" office:value-type="string">
              <text:p text:style-name="P9">additionalProperties</text:p>
            </table:table-cell>
            <table:table-cell table:style-name="Tabla1.B20" office:value-type="float" office:value="0">
              <text:p text:style-name="P9">objects</text:p>
            </table:table-cell>
            <table:table-cell table:style-name="Tabla1.C20" office:value-type="float" office:value="0">
              <text:p text:style-name="P9">boolean or object</text:p>
            </table:table-cell>
            <table:table-cell table:style-name="Tabla1.D20" office:value-type="float" office:value="0">
              <text:p text:style-name="P10"><text:span text:style-name="T10">If </text:span><text:span text:style-name="Source_20_Text"><text:span text:style-name="T8">true</text:span></text:span><text:span text:style-name="T10">, additional fields are allowed. If </text:span><text:span text:style-name="Source_20_Text"><text:span text:style-name="T8">false</text:span></text:span><text:span text:style-name="T10">, they are not. If a valid JSON Schema object is specified, additional fields must validate against the schema.</text:span></text:p>
              <text:p text:style-name="P10"><text:span text:style-name="T10">Defaults to </text:span><text:span text:style-name="Source_20_Text"><text:span text:style-name="T8">true</text:span></text:span><text:span text:style-name="T10">.</text:span></text:p>
            </table:table-cell>
          </table:table-row>
          <table:table-row table:style-name="Tabla1.1">
            <table:table-cell table:style-name="Tabla1.A21" office:value-type="string">
              <text:p text:style-name="P9">properties</text:p>
            </table:table-cell>
            <table:table-cell table:style-name="Tabla1.B21" office:value-type="float" office:value="0">
              <text:p text:style-name="P9">objects</text:p>
            </table:table-cell>
            <table:table-cell table:style-name="Tabla1.C21" office:value-type="float" office:value="0">
              <text:p text:style-name="P9">object</text:p>
            </table:table-cell>
            <table:table-cell table:style-name="Tabla1.D21" office:value-type="float" office:value="0">
              <text:p text:style-name="P9">A valid JSON Schema where each value is also a valid JSON Schema object</text:p>
            </table:table-cell>
          </table:table-row>
          <table:table-row table:style-name="Tabla1.1">
            <table:table-cell table:style-name="Tabla1.A22" office:value-type="string">
              <text:p text:style-name="P9">patternProperties</text:p>
            </table:table-cell>
            <table:table-cell table:style-name="Tabla1.B22" office:value-type="float" office:value="0">
              <text:p text:style-name="P9">objects</text:p>
            </table:table-cell>
            <table:table-cell table:style-name="Tabla1.C22" office:value-type="float" office:value="0">
              <text:p text:style-name="P9">object</text:p>
            </table:table-cell>
            <table:table-cell table:style-name="Tabla1.D22" office:value-type="float" office:value="0">
              <text:p text:style-name="P8"><text:span text:style-name="T10">In addition to </text:span><text:span text:style-name="Source_20_Text"><text:span text:style-name="T8">properties</text:span></text:span><text:span text:style-name="T10"> requirements, each property name of this object must be a valid regular expression</text:span></text:p>
            </table:table-cell>
          </table:table-row>
          <table:table-row table:style-name="Tabla1.1">
            <table:table-cell table:style-name="Tabla1.A23" office:value-type="string">
              <text:p text:style-name="P9">dependencies</text:p>
            </table:table-cell>
            <table:table-cell table:style-name="Tabla1.B23" office:value-type="float" office:value="0">
              <text:p text:style-name="P9">objects</text:p>
            </table:table-cell>
            <table:table-cell table:style-name="Tabla1.C23" office:value-type="float" office:value="0">
              <text:p text:style-name="P9">object</text:p>
            </table:table-cell>
            <table:table-cell table:style-name="Tabla1.D23" office:value-type="float" office:value="0">
              <text:p text:style-name="P9">Describes field or schema dependencies</text:p>
            </table:table-cell>
          </table:table-row>
          <table:table-row table:style-name="Tabla1.1">
            <table:table-cell table:style-name="Tabla1.A24" office:value-type="string">
              <text:p text:style-name="P9">additionalItems</text:p>
            </table:table-cell>
            <table:table-cell table:style-name="Tabla1.B24" office:value-type="float" office:value="0">
              <text:p text:style-name="P9">arrays</text:p>
            </table:table-cell>
            <table:table-cell table:style-name="Tabla1.C24" office:value-type="float" office:value="0">
              <text:p text:style-name="P9">boolean or object</text:p>
            </table:table-cell>
            <table:table-cell table:style-name="Tabla1.D24" office:value-type="float" office:value="0">
              <text:p text:style-name="P9">If an object, must be a valid JSON Schema</text:p>
            </table:table-cell>
          </table:table-row>
          <table:table-row table:style-name="Tabla1.1">
            <table:table-cell table:style-name="Tabla1.A25" office:value-type="string">
              <text:p text:style-name="P8">items</text:p>
            </table:table-cell>
            <table:table-cell table:style-name="Tabla1.B25" office:value-type="float" office:value="0">
              <text:p text:style-name="P8">arrays</text:p>
            </table:table-cell>
            <table:table-cell table:style-name="Tabla1.C25" office:value-type="float" office:value="0">
              <text:p text:style-name="P8">object or array</text:p>
            </table:table-cell>
            <table:table-cell table:style-name="Tabla1.D25" office:value-type="float" office:value="0">
              <text:p text:style-name="P8">Must be either a valid JSON Schema, or an array of valid JSON Schemas</text:p>
            </table:table-cell>
          </table:table-row>
          <table:table-row table:style-name="Tabla1.1">
            <table:table-cell table:style-name="Tabla1.A26" office:value-type="string">
              <text:p text:style-name="P8">maxItems</text:p>
            </table:table-cell>
            <table:table-cell table:style-name="Tabla1.B26" office:value-type="float" office:value="0">
              <text:p text:style-name="P8">arrays</text:p>
            </table:table-cell>
            <table:table-cell table:style-name="Tabla1.C26" office:value-type="float" office:value="0">
              <text:p text:style-name="P8">integer</text:p>
            </table:table-cell>
            <table:table-cell table:style-name="Tabla1.D26" office:value-type="float" office:value="0">
              <text:p text:style-name="P8">Indicates the maximum length of array</text:p>
            </table:table-cell>
          </table:table-row>
          <table:table-row table:style-name="Tabla1.1">
            <table:table-cell table:style-name="Tabla1.A27" office:value-type="string">
              <text:p text:style-name="P8">minItems</text:p>
            </table:table-cell>
            <table:table-cell table:style-name="Tabla1.B27" office:value-type="float" office:value="0">
              <text:p text:style-name="P8">arrays</text:p>
            </table:table-cell>
            <table:table-cell table:style-name="Tabla1.C27" office:value-type="float" office:value="0">
              <text:p text:style-name="P8">integer</text:p>
            </table:table-cell>
            <table:table-cell table:style-name="Tabla1.D27" office:value-type="float" office:value="0">
              <text:p text:style-name="P8">Indicates the minimum length of array</text:p>
            </table:table-cell>
          </table:table-row>
          <table:table-row table:style-name="Tabla1.1">
            <table:table-cell table:style-name="Tabla1.A28" office:value-type="string">
              <text:p text:style-name="P8">uniqueItems</text:p>
            </table:table-cell>
            <table:table-cell table:style-name="Tabla1.B28" office:value-type="float" office:value="0">
              <text:p text:style-name="P8">arrays</text:p>
            </table:table-cell>
            <table:table-cell table:style-name="Tabla1.C28" office:value-type="float" office:value="0">
              <text:p text:style-name="P8">boolean</text:p>
            </table:table-cell>
            <table:table-cell table:style-name="Tabla1.D28" office:value-type="float" office:value="0">
              <text:p text:style-name="P8">If true, each item in the array must be unique. Otherwise, no uniqueness constraint is enforced.</text:p>
            </table:table-cell>
          </table:table-row>
          <table:table-row table:style-name="Tabla1.1">
            <table:table-cell table:style-name="Tabla1.A29" office:value-type="string">
              <text:p text:style-name="P8">title</text:p>
            </table:table-cell>
            <table:table-cell table:style-name="Tabla1.B29" office:value-type="float" office:value="0">
              <text:p text:style-name="P8">N/A</text:p>
            </table:table-cell>
            <table:table-cell table:style-name="Tabla1.C29" office:value-type="float" office:value="0">
              <text:p text:style-name="P8">string</text:p>
            </table:table-cell>
            <table:table-cell table:style-name="Tabla1.D29" office:value-type="float" office:value="0">
              <text:p text:style-name="P8">A descriptive title string with no effect.</text:p>
            </table:table-cell>
          </table:table-row>
          <table:table-row table:style-name="Tabla1.1">
            <table:table-cell table:style-name="Tabla1.A30" office:value-type="string">
              <text:p text:style-name="P8">description</text:p>
            </table:table-cell>
            <table:table-cell table:style-name="Tabla1.B30" office:value-type="float" office:value="0">
              <text:p text:style-name="P8">N/A</text:p>
            </table:table-cell>
            <table:table-cell table:style-name="Tabla1.C30" office:value-type="float" office:value="0">
              <text:p text:style-name="P8">string</text:p>
            </table:table-cell>
            <table:table-cell table:style-name="Tabla1.D30" office:value-type="float" office:value="0">
              <text:p text:style-name="P8">A string that describes the schema and has no effect.</text:p>
            </table:table-cell>
          </table:table-row>
        </table:table>
        <text:p text:style-name="Text_20_body"/>
      </text:section>
      <text:section text:style-name="Sect1" text:name="extensions">
        <text:h text:style-name="P1" text:outline-level="3"/>
      </text:section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kzidenz" svg:font-family="Akzidenz, 'Helvetica Neue', Helvetica, Arial, sans-serif"/>
    <style:font-face style:name="Source Code Pro" svg:font-family="'Source Code Pro', monospace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Filas_20_simples.1" style:display-name="Fil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Filas_20_simples.2" style:display-name="Fil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Filas_20_simples.3" style:display-name="Fil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Filas_20_simples.4" style:display-name="Fil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Filas_20_simples.5" style:display-name="Filas simples.5" style:family="table-cell">
      <style:table-cell-properties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Filas_20_simples.6" style:display-name="Filas simples.6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Filas_20_simples.7" style:display-name="Filas simples.7" style:family="table-cell">
      <style:table-cell-properties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Filas_20_simples.8" style:display-name="Fil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Filas_20_simples.9" style:display-name="Filas simples.9" style:family="table-cell">
      <style:table-cell-properties fo:background-color="#eeeeee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Filas_20_simples.10" style:display-name="Filas simples.10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Filas_20_simples.11" style:display-name="Fil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Filas_20_simples.12" style:display-name="Fil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Filas_20_simples.13" style:display-name="Filas simples.13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Filas_20_simples.14" style:display-name="Filas simples.14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Filas_20_simples.15" style:display-name="Fil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 style:data-style-name="2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Filas_20_simples.16" style:display-name="Filas simples.16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 style:data-style-name="2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Filas_20_simples.1"/>
      <table:last-row table:style-name="Filas_20_simples.2"/>
      <table:first-column table:style-name="Filas_20_simples.3"/>
      <table:last-column table:style-name="Filas_20_simples.4"/>
      <table:body table:style-name="Filas_20_simples.9"/>
      <table:even-rows table:style-name="Filas_20_simples.5"/>
      <table:odd-rows table:style-name="Filas_20_simples.6"/>
      <table:even-columns table:style-name="Filas_20_simples.7"/>
      <table:odd-columns table:style-name="Filas_20_simples.8"/>
      <table:background table:style-name="Filas_20_simples.10"/>
      <loext:first-row-even-column table:style-name="Filas_20_simples.15"/>
      <loext:last-row-even-column table:style-name="Filas_20_simples.16"/>
      <loext:first-row-end-column table:style-name="Filas_20_simples.12"/>
      <loext:first-row-start-column table:style-name="Filas_20_simples.11"/>
      <loext:last-row-end-column table:style-name="Filas_20_simples.14"/>
      <loext:last-row-start-column table:style-name="Filas_20_simple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3T11:04:06.914000000</meta:creation-date>
    <dc:date>2020-02-13T11:12:54.837000000</dc:date>
    <meta:editing-duration>PT8M49S</meta:editing-duration>
    <meta:editing-cycles>1</meta:editing-cycles>
    <meta:document-statistic meta:table-count="1" meta:image-count="0" meta:object-count="0" meta:page-count="3" meta:paragraph-count="194" meta:word-count="716" meta:character-count="5086" meta:non-whitespace-character-count="3876"/>
    <meta:generator>LibreOffice/6.3.4.2$Windows_x86 LibreOffice_project/60da17e045e08f1793c57c00ba83cdfce946d0aa</meta:generator>
  </office:meta>
</office:document-meta>
</file>